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Helper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routeTo( String content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Helper.routeTo( Source content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biHelper.JbiHelper( DroolsEndpoint endpoint , MessageExchange exchange , WorkingMemory mem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Help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isExchangeHand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routeToDefaul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rout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Helper.fault( Source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Helper.answer( 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Helper.fault( String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Helper.routeToDefault( 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answer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